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12" table:number-rows-spanned="1">
            <text:p>Problem 1</text:p>
          </table:table-cell>
          <table:covered-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1 workers:</text:p>
          </table:table-cell>
          <table:table-cell table:number-columns-repeated="2"/>
          <table:table-cell office:value-type="string" calcext:value-type="string">
            <text:p>2 workers:</text:p>
          </table:table-cell>
          <table:table-cell table:number-columns-repeated="2"/>
          <table:table-cell office:value-type="string" calcext:value-type="string">
            <text:p>4 workers:</text:p>
          </table:table-cell>
          <table:table-cell table:number-columns-repeated="2"/>
          <table:table-cell office:value-type="string" calcext:value-type="string">
            <text:p>8 work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ffer size: 2 &lt;&lt; 1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</table:table-row>
        <table:table-row table:style-name="ro1">
          <table:table-cell table:number-columns-repeated="6"/>
          <table:table-cell office:value-type="float" office:value="0.008631" calcext:value-type="float">
            <text:p>0,008631</text:p>
          </table:table-cell>
          <table:table-cell table:formula="of:=[.G4]*1000" office:value-type="float" office:value="8.631" calcext:value-type="float">
            <text:p>8,631</text:p>
          </table:table-cell>
          <table:table-cell/>
          <table:table-cell office:value-type="float" office:value="0.004599" calcext:value-type="float">
            <text:p>0,004599</text:p>
          </table:table-cell>
          <table:table-cell table:formula="of:=[.J4]*1000" office:value-type="float" office:value="4.599" calcext:value-type="float">
            <text:p>4,599</text:p>
          </table:table-cell>
          <table:table-cell/>
          <table:table-cell office:value-type="float" office:value="0.002457" calcext:value-type="float">
            <text:p>0,002457</text:p>
          </table:table-cell>
          <table:table-cell table:formula="of:=[.M4]*1000" office:value-type="float" office:value="2.457" calcext:value-type="float">
            <text:p>2,457</text:p>
          </table:table-cell>
          <table:table-cell/>
          <table:table-cell office:value-type="float" office:value="0.001725" calcext:value-type="float">
            <text:p>0,001725</text:p>
          </table:table-cell>
          <table:table-cell table:formula="of:=[.P4]*1000" office:value-type="float" office:value="1.725" calcext:value-type="float">
            <text:p>1,725</text:p>
          </table:table-cell>
        </table:table-row>
        <table:table-row table:style-name="ro1">
          <table:table-cell table:number-columns-repeated="6"/>
          <table:table-cell office:value-type="float" office:value="0.00912" calcext:value-type="float">
            <text:p>0,00912</text:p>
          </table:table-cell>
          <table:table-cell table:formula="of:=[.G5]*1000" office:value-type="float" office:value="9.12" calcext:value-type="float">
            <text:p>9,12</text:p>
          </table:table-cell>
          <table:table-cell/>
          <table:table-cell office:value-type="float" office:value="0.004549" calcext:value-type="float">
            <text:p>0,004549</text:p>
          </table:table-cell>
          <table:table-cell table:formula="of:=[.J5]*1000" office:value-type="float" office:value="4.549" calcext:value-type="float">
            <text:p>4,549</text:p>
          </table:table-cell>
          <table:table-cell/>
          <table:table-cell office:value-type="float" office:value="0.002247" calcext:value-type="float">
            <text:p>0,002247</text:p>
          </table:table-cell>
          <table:table-cell table:formula="of:=[.M5]*1000" office:value-type="float" office:value="2.247" calcext:value-type="float">
            <text:p>2,247</text:p>
          </table:table-cell>
          <table:table-cell/>
          <table:table-cell office:value-type="float" office:value="0.004781" calcext:value-type="float">
            <text:p>0,004781</text:p>
          </table:table-cell>
          <table:table-cell table:formula="of:=[.P5]*1000" office:value-type="float" office:value="4.781" calcext:value-type="float">
            <text:p>4,781</text:p>
          </table:table-cell>
        </table:table-row>
        <table:table-row table:style-name="ro1">
          <table:table-cell table:number-columns-repeated="6"/>
          <table:table-cell office:value-type="float" office:value="0.007577" calcext:value-type="float">
            <text:p>0,007577</text:p>
          </table:table-cell>
          <table:table-cell table:formula="of:=[.G6]*1000" office:value-type="float" office:value="7.577" calcext:value-type="float">
            <text:p>7,577</text:p>
          </table:table-cell>
          <table:table-cell/>
          <table:table-cell office:value-type="float" office:value="0.003681" calcext:value-type="float">
            <text:p>0,003681</text:p>
          </table:table-cell>
          <table:table-cell table:formula="of:=[.J6]*1000" office:value-type="float" office:value="3.681" calcext:value-type="float">
            <text:p>3,681</text:p>
          </table:table-cell>
          <table:table-cell/>
          <table:table-cell office:value-type="float" office:value="0.003711" calcext:value-type="float">
            <text:p>0,003711</text:p>
          </table:table-cell>
          <table:table-cell table:formula="of:=[.M6]*1000" office:value-type="float" office:value="3.711" calcext:value-type="float">
            <text:p>3,711</text:p>
          </table:table-cell>
          <table:table-cell/>
          <table:table-cell office:value-type="float" office:value="0.004269" calcext:value-type="float">
            <text:p>0,004269</text:p>
          </table:table-cell>
          <table:table-cell table:formula="of:=[.P6]*1000" office:value-type="float" office:value="4.269" calcext:value-type="float">
            <text:p>4,269</text:p>
          </table:table-cell>
        </table:table-row>
        <table:table-row table:style-name="ro1">
          <table:table-cell table:number-columns-repeated="6"/>
          <table:table-cell office:value-type="float" office:value="0.005806" calcext:value-type="float">
            <text:p>0,005806</text:p>
          </table:table-cell>
          <table:table-cell table:formula="of:=[.G7]*1000" office:value-type="float" office:value="5.806" calcext:value-type="float">
            <text:p>5,806</text:p>
          </table:table-cell>
          <table:table-cell/>
          <table:table-cell office:value-type="float" office:value="0.004348" calcext:value-type="float">
            <text:p>0,004348</text:p>
          </table:table-cell>
          <table:table-cell table:formula="of:=[.J7]*1000" office:value-type="float" office:value="4.348" calcext:value-type="float">
            <text:p>4,348</text:p>
          </table:table-cell>
          <table:table-cell/>
          <table:table-cell office:value-type="float" office:value="0.003339" calcext:value-type="float">
            <text:p>0,003339</text:p>
          </table:table-cell>
          <table:table-cell table:formula="of:=[.M7]*1000" office:value-type="float" office:value="3.339" calcext:value-type="float">
            <text:p>3,339</text:p>
          </table:table-cell>
          <table:table-cell/>
          <table:table-cell office:value-type="float" office:value="0.002775" calcext:value-type="float">
            <text:p>0,002775</text:p>
          </table:table-cell>
          <table:table-cell table:formula="of:=[.P7]*1000" office:value-type="float" office:value="2.775" calcext:value-type="float">
            <text:p>2,775</text:p>
          </table:table-cell>
        </table:table-row>
        <table:table-row table:style-name="ro1">
          <table:table-cell table:number-columns-repeated="6"/>
          <table:table-cell office:value-type="float" office:value="0.006412" calcext:value-type="float">
            <text:p>0,006412</text:p>
          </table:table-cell>
          <table:table-cell table:formula="of:=[.G8]*1000" office:value-type="float" office:value="6.412" calcext:value-type="float">
            <text:p>6,412</text:p>
          </table:table-cell>
          <table:table-cell/>
          <table:table-cell office:value-type="float" office:value="0.004273" calcext:value-type="float">
            <text:p>0,004273</text:p>
          </table:table-cell>
          <table:table-cell table:formula="of:=[.J8]*1000" office:value-type="float" office:value="4.273" calcext:value-type="float">
            <text:p>4,273</text:p>
          </table:table-cell>
          <table:table-cell/>
          <table:table-cell office:value-type="float" office:value="0.003456" calcext:value-type="float">
            <text:p>0,003456</text:p>
          </table:table-cell>
          <table:table-cell table:formula="of:=[.M8]*1000" office:value-type="float" office:value="3.456" calcext:value-type="float">
            <text:p>3,456</text:p>
          </table:table-cell>
          <table:table-cell/>
          <table:table-cell office:value-type="float" office:value="0.001956" calcext:value-type="float">
            <text:p>0,001956</text:p>
          </table:table-cell>
          <table:table-cell table:formula="of:=[.P8]*1000" office:value-type="float" office:value="1.956" calcext:value-type="float">
            <text:p>1,9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4:.G8])" office:value-type="float" office:value="0.0075092" calcext:value-type="float">
            <text:p>0,0075092</text:p>
          </table:table-cell>
          <table:table-cell table:formula="of:=AVERAGE([.H4:.H8])" office:value-type="float" office:value="7.5092" calcext:value-type="float">
            <text:p>7,5092</text:p>
          </table:table-cell>
          <table:table-cell/>
          <table:table-cell table:formula="of:=AVERAGE([.J4:.J8])" office:value-type="float" office:value="0.00429" calcext:value-type="float">
            <text:p>0,00429</text:p>
          </table:table-cell>
          <table:table-cell table:formula="of:=AVERAGE([.K4:.K8])" office:value-type="float" office:value="4.29" calcext:value-type="float">
            <text:p>4,29</text:p>
          </table:table-cell>
          <table:table-cell/>
          <table:table-cell table:formula="of:=AVERAGE([.M4:.M8])" office:value-type="float" office:value="0.003042" calcext:value-type="float">
            <text:p>0,003042</text:p>
          </table:table-cell>
          <table:table-cell table:formula="of:=AVERAGE([.N4:.N8])" office:value-type="float" office:value="3.042" calcext:value-type="float">
            <text:p>3,042</text:p>
          </table:table-cell>
          <table:table-cell/>
          <table:table-cell table:formula="of:=AVERAGE([.P4:.P8])" office:value-type="float" office:value="0.0031012" calcext:value-type="float">
            <text:p>0,0031012</text:p>
          </table:table-cell>
          <table:table-cell table:formula="of:=AVERAGE([.Q4:.Q8])" office:value-type="float" office:value="3.1012" calcext:value-type="float">
            <text:p>3,10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</text:p>
          </table:table-cell>
          <table:table-cell table:formula="of:=STDEV([.G4:.G8])" office:value-type="float" office:value="0.00141089039262446" calcext:value-type="float">
            <text:p>0,001410890392624</text:p>
          </table:table-cell>
          <table:table-cell table:formula="of:=STDEV([.H4:.H8])" office:value-type="float" office:value="1.41089039262446" calcext:value-type="float">
            <text:p>1,41089039262446</text:p>
          </table:table-cell>
          <table:table-cell/>
          <table:table-cell table:formula="of:=STDEV([.J4:.J8])" office:value-type="float" office:value="0.000366434168712472" calcext:value-type="float">
            <text:p>0,000366434168712</text:p>
          </table:table-cell>
          <table:table-cell table:formula="of:=STDEV([.K4:.K8])" office:value-type="float" office:value="0.366434168712472" calcext:value-type="float">
            <text:p>0,366434168712472</text:p>
          </table:table-cell>
          <table:table-cell/>
          <table:table-cell table:formula="of:=STDEV([.M4:.M8])" office:value-type="float" office:value="0.000648347129244821" calcext:value-type="float">
            <text:p>0,000648347129245</text:p>
          </table:table-cell>
          <table:table-cell table:formula="of:=STDEV([.N4:.N8])" office:value-type="float" office:value="0.648347129244821" calcext:value-type="float">
            <text:p>0,648347129244821</text:p>
          </table:table-cell>
          <table:table-cell/>
          <table:table-cell table:formula="of:=STDEV([.P4:.P8])" office:value-type="float" office:value="0.0013690599694681" calcext:value-type="float">
            <text:p>0,001369059969468</text:p>
          </table:table-cell>
          <table:table-cell table:formula="of:=STDEV([.Q4:.Q8])" office:value-type="float" office:value="1.3690599694681" calcext:value-type="float">
            <text:p>1,369059969468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1 workers:</text:p>
          </table:table-cell>
          <table:table-cell table:number-columns-repeated="2"/>
          <table:table-cell office:value-type="string" calcext:value-type="string">
            <text:p>2 workers:</text:p>
          </table:table-cell>
          <table:table-cell table:number-columns-repeated="2"/>
          <table:table-cell office:value-type="string" calcext:value-type="string">
            <text:p>4 workers:</text:p>
          </table:table-cell>
          <table:table-cell table:number-columns-repeated="2"/>
          <table:table-cell office:value-type="string" calcext:value-type="string">
            <text:p>8 work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ffer size: 2 &lt;&lt; 1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</table:table-row>
        <table:table-row table:style-name="ro1">
          <table:table-cell table:number-columns-repeated="6"/>
          <table:table-cell office:value-type="float" office:value="0.005168" calcext:value-type="float">
            <text:p>0,005168</text:p>
          </table:table-cell>
          <table:table-cell table:formula="of:=[.G15]*1000" office:value-type="float" office:value="5.168" calcext:value-type="float">
            <text:p>5,168</text:p>
          </table:table-cell>
          <table:table-cell/>
          <table:table-cell office:value-type="float" office:value="0.005746" calcext:value-type="float">
            <text:p>0,005746</text:p>
          </table:table-cell>
          <table:table-cell table:formula="of:=[.J15]*1000" office:value-type="float" office:value="5.746" calcext:value-type="float">
            <text:p>5,746</text:p>
          </table:table-cell>
          <table:table-cell/>
          <table:table-cell office:value-type="float" office:value="0.002106" calcext:value-type="float">
            <text:p>0,002106</text:p>
          </table:table-cell>
          <table:table-cell table:formula="of:=[.M15]*1000" office:value-type="float" office:value="2.106" calcext:value-type="float">
            <text:p>2,106</text:p>
          </table:table-cell>
          <table:table-cell/>
          <table:table-cell office:value-type="float" office:value="0.002082" calcext:value-type="float">
            <text:p>0,002082</text:p>
          </table:table-cell>
          <table:table-cell table:formula="of:=[.P15]*1000" office:value-type="float" office:value="2.082" calcext:value-type="float">
            <text:p>2,082</text:p>
          </table:table-cell>
        </table:table-row>
        <table:table-row table:style-name="ro1">
          <table:table-cell table:number-columns-repeated="6"/>
          <table:table-cell office:value-type="float" office:value="0.005385" calcext:value-type="float">
            <text:p>0,005385</text:p>
          </table:table-cell>
          <table:table-cell table:formula="of:=[.G16]*1000" office:value-type="float" office:value="5.385" calcext:value-type="float">
            <text:p>5,385</text:p>
          </table:table-cell>
          <table:table-cell/>
          <table:table-cell office:value-type="float" office:value="0.004339" calcext:value-type="float">
            <text:p>0,004339</text:p>
          </table:table-cell>
          <table:table-cell table:formula="of:=[.J16]*1000" office:value-type="float" office:value="4.339" calcext:value-type="float">
            <text:p>4,339</text:p>
          </table:table-cell>
          <table:table-cell/>
          <table:table-cell office:value-type="float" office:value="0.002081" calcext:value-type="float">
            <text:p>0,002081</text:p>
          </table:table-cell>
          <table:table-cell table:formula="of:=[.M16]*1000" office:value-type="float" office:value="2.081" calcext:value-type="float">
            <text:p>2,081</text:p>
          </table:table-cell>
          <table:table-cell/>
          <table:table-cell office:value-type="float" office:value="0.002388" calcext:value-type="float">
            <text:p>0,002388</text:p>
          </table:table-cell>
          <table:table-cell table:formula="of:=[.P16]*1000" office:value-type="float" office:value="2.388" calcext:value-type="float">
            <text:p>2,388</text:p>
          </table:table-cell>
        </table:table-row>
        <table:table-row table:style-name="ro1">
          <table:table-cell table:number-columns-repeated="6"/>
          <table:table-cell office:value-type="float" office:value="0.007636" calcext:value-type="float">
            <text:p>0,007636</text:p>
          </table:table-cell>
          <table:table-cell table:formula="of:=[.G17]*1000" office:value-type="float" office:value="7.636" calcext:value-type="float">
            <text:p>7,636</text:p>
          </table:table-cell>
          <table:table-cell/>
          <table:table-cell office:value-type="float" office:value="0.00479" calcext:value-type="float">
            <text:p>0,00479</text:p>
          </table:table-cell>
          <table:table-cell table:formula="of:=[.J17]*1000" office:value-type="float" office:value="4.79" calcext:value-type="float">
            <text:p>4,79</text:p>
          </table:table-cell>
          <table:table-cell/>
          <table:table-cell office:value-type="float" office:value="0.002077" calcext:value-type="float">
            <text:p>0,002077</text:p>
          </table:table-cell>
          <table:table-cell table:formula="of:=[.M17]*1000" office:value-type="float" office:value="2.077" calcext:value-type="float">
            <text:p>2,077</text:p>
          </table:table-cell>
          <table:table-cell/>
          <table:table-cell office:value-type="float" office:value="0.00189" calcext:value-type="float">
            <text:p>0,00189</text:p>
          </table:table-cell>
          <table:table-cell table:formula="of:=[.P17]*1000" office:value-type="float" office:value="1.89" calcext:value-type="float">
            <text:p>1,89</text:p>
          </table:table-cell>
        </table:table-row>
        <table:table-row table:style-name="ro1">
          <table:table-cell table:number-columns-repeated="6"/>
          <table:table-cell office:value-type="float" office:value="0.00767" calcext:value-type="float">
            <text:p>0,00767</text:p>
          </table:table-cell>
          <table:table-cell table:formula="of:=[.G18]*1000" office:value-type="float" office:value="7.67" calcext:value-type="float">
            <text:p>7,67</text:p>
          </table:table-cell>
          <table:table-cell/>
          <table:table-cell office:value-type="float" office:value="0.003281" calcext:value-type="float">
            <text:p>0,003281</text:p>
          </table:table-cell>
          <table:table-cell table:formula="of:=[.J18]*1000" office:value-type="float" office:value="3.281" calcext:value-type="float">
            <text:p>3,281</text:p>
          </table:table-cell>
          <table:table-cell/>
          <table:table-cell office:value-type="float" office:value="0.001808" calcext:value-type="float">
            <text:p>0,001808</text:p>
          </table:table-cell>
          <table:table-cell table:formula="of:=[.M18]*1000" office:value-type="float" office:value="1.808" calcext:value-type="float">
            <text:p>1,808</text:p>
          </table:table-cell>
          <table:table-cell/>
          <table:table-cell office:value-type="float" office:value="0.002817" calcext:value-type="float">
            <text:p>0,002817</text:p>
          </table:table-cell>
          <table:table-cell table:formula="of:=[.P18]*1000" office:value-type="float" office:value="2.817" calcext:value-type="float">
            <text:p>2,817</text:p>
          </table:table-cell>
        </table:table-row>
        <table:table-row table:style-name="ro1">
          <table:table-cell table:number-columns-repeated="6"/>
          <table:table-cell office:value-type="float" office:value="0.005365" calcext:value-type="float">
            <text:p>0,005365</text:p>
          </table:table-cell>
          <table:table-cell table:formula="of:=[.G19]*1000" office:value-type="float" office:value="5.365" calcext:value-type="float">
            <text:p>5,365</text:p>
          </table:table-cell>
          <table:table-cell/>
          <table:table-cell office:value-type="float" office:value="0.00419" calcext:value-type="float">
            <text:p>0,00419</text:p>
          </table:table-cell>
          <table:table-cell table:formula="of:=[.J19]*1000" office:value-type="float" office:value="4.19" calcext:value-type="float">
            <text:p>4,19</text:p>
          </table:table-cell>
          <table:table-cell/>
          <table:table-cell office:value-type="float" office:value="0.002156" calcext:value-type="float">
            <text:p>0,002156</text:p>
          </table:table-cell>
          <table:table-cell table:formula="of:=[.M19]*1000" office:value-type="float" office:value="2.156" calcext:value-type="float">
            <text:p>2,156</text:p>
          </table:table-cell>
          <table:table-cell/>
          <table:table-cell office:value-type="float" office:value="0.001477" calcext:value-type="float">
            <text:p>0,001477</text:p>
          </table:table-cell>
          <table:table-cell table:formula="of:=[.P19]*1000" office:value-type="float" office:value="1.477" calcext:value-type="float">
            <text:p>1,4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15:.G19])" office:value-type="float" office:value="0.0062448" calcext:value-type="float">
            <text:p>0,0062448</text:p>
          </table:table-cell>
          <table:table-cell table:formula="of:=AVERAGE([.H15:.H19])" office:value-type="float" office:value="6.2448" calcext:value-type="float">
            <text:p>6,2448</text:p>
          </table:table-cell>
          <table:table-cell/>
          <table:table-cell table:formula="of:=AVERAGE([.J15:.J19])" office:value-type="float" office:value="0.0044692" calcext:value-type="float">
            <text:p>0,0044692</text:p>
          </table:table-cell>
          <table:table-cell table:formula="of:=AVERAGE([.K15:.K19])" office:value-type="float" office:value="4.4692" calcext:value-type="float">
            <text:p>4,4692</text:p>
          </table:table-cell>
          <table:table-cell/>
          <table:table-cell table:formula="of:=AVERAGE([.M15:.M19])" office:value-type="float" office:value="0.0020456" calcext:value-type="float">
            <text:p>0,0020456</text:p>
          </table:table-cell>
          <table:table-cell table:formula="of:=AVERAGE([.N15:.N19])" office:value-type="float" office:value="2.0456" calcext:value-type="float">
            <text:p>2,0456</text:p>
          </table:table-cell>
          <table:table-cell/>
          <table:table-cell table:formula="of:=AVERAGE([.P15:.P19])" office:value-type="float" office:value="0.0021308" calcext:value-type="float">
            <text:p>0,0021308</text:p>
          </table:table-cell>
          <table:table-cell table:formula="of:=AVERAGE([.Q15:.Q19])" office:value-type="float" office:value="2.1308" calcext:value-type="float">
            <text:p>2,13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</text:p>
          </table:table-cell>
          <table:table-cell table:formula="of:=STDEV([.G15:.G19])" office:value-type="float" office:value="0.00128835503647093" calcext:value-type="float">
            <text:p>0,001288355036471</text:p>
          </table:table-cell>
          <table:table-cell table:formula="of:=STDEV([.H15:.H19])" office:value-type="float" office:value="1.28835503647093" calcext:value-type="float">
            <text:p>1,28835503647093</text:p>
          </table:table-cell>
          <table:table-cell/>
          <table:table-cell table:formula="of:=STDEV([.J15:.J19])" office:value-type="float" office:value="0.000899979833107387" calcext:value-type="float">
            <text:p>0,000899979833107</text:p>
          </table:table-cell>
          <table:table-cell table:formula="of:=STDEV([.K15:.K19])" office:value-type="float" office:value="0.899979833107387" calcext:value-type="float">
            <text:p>0,899979833107387</text:p>
          </table:table-cell>
          <table:table-cell/>
          <table:table-cell table:formula="of:=STDEV([.M15:.M19])" office:value-type="float" office:value="0.00013650018315006" calcext:value-type="float">
            <text:p>0,00013650018315</text:p>
          </table:table-cell>
          <table:table-cell table:formula="of:=STDEV([.N15:.N19])" office:value-type="float" office:value="0.13650018315006" calcext:value-type="float">
            <text:p>0,13650018315006</text:p>
          </table:table-cell>
          <table:table-cell/>
          <table:table-cell table:formula="of:=STDEV([.P15:.P19])" office:value-type="float" office:value="0.000506172599021322" calcext:value-type="float">
            <text:p>0,000506172599021</text:p>
          </table:table-cell>
          <table:table-cell table:formula="of:=STDEV([.Q15:.Q19])" office:value-type="float" office:value="0.506172599021322" calcext:value-type="float">
            <text:p>0,506172599021322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2" table:number-rows-spanned="1">
            <text:p>Problem 2</text:p>
          </table:table-cell>
          <table:covered-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1 workers:</text:p>
          </table:table-cell>
          <table:table-cell table:number-columns-repeated="2"/>
          <table:table-cell office:value-type="string" calcext:value-type="string">
            <text:p>2 workers:</text:p>
          </table:table-cell>
          <table:table-cell table:number-columns-repeated="2"/>
          <table:table-cell office:value-type="string" calcext:value-type="string">
            <text:p>4 workers:</text:p>
          </table:table-cell>
          <table:table-cell table:number-columns-repeated="2"/>
          <table:table-cell office:value-type="string" calcext:value-type="string">
            <text:p>8 work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28_3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</table:table-row>
        <table:table-row table:style-name="ro1">
          <table:table-cell table:number-columns-repeated="6"/>
          <table:table-cell office:value-type="float" office:value="0.008631" calcext:value-type="float">
            <text:p>0,008631</text:p>
          </table:table-cell>
          <table:table-cell table:formula="of:=[.G29]*1000" office:value-type="float" office:value="8.631" calcext:value-type="float">
            <text:p>8,631</text:p>
          </table:table-cell>
          <table:table-cell/>
          <table:table-cell office:value-type="float" office:value="0.004599" calcext:value-type="float">
            <text:p>0,004599</text:p>
          </table:table-cell>
          <table:table-cell table:formula="of:=[.J29]*1000" office:value-type="float" office:value="4.599" calcext:value-type="float">
            <text:p>4,599</text:p>
          </table:table-cell>
          <table:table-cell/>
          <table:table-cell office:value-type="float" office:value="0.002457" calcext:value-type="float">
            <text:p>0,002457</text:p>
          </table:table-cell>
          <table:table-cell table:formula="of:=[.M29]*1000" office:value-type="float" office:value="2.457" calcext:value-type="float">
            <text:p>2,457</text:p>
          </table:table-cell>
          <table:table-cell/>
          <table:table-cell office:value-type="float" office:value="0.001725" calcext:value-type="float">
            <text:p>0,001725</text:p>
          </table:table-cell>
          <table:table-cell table:formula="of:=[.P29]*1000" office:value-type="float" office:value="1.725" calcext:value-type="float">
            <text:p>1,725</text:p>
          </table:table-cell>
        </table:table-row>
        <table:table-row table:style-name="ro1">
          <table:table-cell table:number-columns-repeated="6"/>
          <table:table-cell office:value-type="float" office:value="0.00912" calcext:value-type="float">
            <text:p>0,00912</text:p>
          </table:table-cell>
          <table:table-cell table:formula="of:=[.G30]*1000" office:value-type="float" office:value="9.12" calcext:value-type="float">
            <text:p>9,12</text:p>
          </table:table-cell>
          <table:table-cell/>
          <table:table-cell office:value-type="float" office:value="0.004549" calcext:value-type="float">
            <text:p>0,004549</text:p>
          </table:table-cell>
          <table:table-cell table:formula="of:=[.J30]*1000" office:value-type="float" office:value="4.549" calcext:value-type="float">
            <text:p>4,549</text:p>
          </table:table-cell>
          <table:table-cell/>
          <table:table-cell office:value-type="float" office:value="0.002247" calcext:value-type="float">
            <text:p>0,002247</text:p>
          </table:table-cell>
          <table:table-cell table:formula="of:=[.M30]*1000" office:value-type="float" office:value="2.247" calcext:value-type="float">
            <text:p>2,247</text:p>
          </table:table-cell>
          <table:table-cell/>
          <table:table-cell office:value-type="float" office:value="0.004781" calcext:value-type="float">
            <text:p>0,004781</text:p>
          </table:table-cell>
          <table:table-cell table:formula="of:=[.P30]*1000" office:value-type="float" office:value="4.781" calcext:value-type="float">
            <text:p>4,781</text:p>
          </table:table-cell>
        </table:table-row>
        <table:table-row table:style-name="ro1">
          <table:table-cell table:number-columns-repeated="6"/>
          <table:table-cell office:value-type="float" office:value="0.007577" calcext:value-type="float">
            <text:p>0,007577</text:p>
          </table:table-cell>
          <table:table-cell table:formula="of:=[.G31]*1000" office:value-type="float" office:value="7.577" calcext:value-type="float">
            <text:p>7,577</text:p>
          </table:table-cell>
          <table:table-cell/>
          <table:table-cell office:value-type="float" office:value="0.003681" calcext:value-type="float">
            <text:p>0,003681</text:p>
          </table:table-cell>
          <table:table-cell table:formula="of:=[.J31]*1000" office:value-type="float" office:value="3.681" calcext:value-type="float">
            <text:p>3,681</text:p>
          </table:table-cell>
          <table:table-cell/>
          <table:table-cell office:value-type="float" office:value="0.003711" calcext:value-type="float">
            <text:p>0,003711</text:p>
          </table:table-cell>
          <table:table-cell table:formula="of:=[.M31]*1000" office:value-type="float" office:value="3.711" calcext:value-type="float">
            <text:p>3,711</text:p>
          </table:table-cell>
          <table:table-cell/>
          <table:table-cell office:value-type="float" office:value="0.004269" calcext:value-type="float">
            <text:p>0,004269</text:p>
          </table:table-cell>
          <table:table-cell table:formula="of:=[.P31]*1000" office:value-type="float" office:value="4.269" calcext:value-type="float">
            <text:p>4,269</text:p>
          </table:table-cell>
        </table:table-row>
        <table:table-row table:style-name="ro1">
          <table:table-cell table:number-columns-repeated="6"/>
          <table:table-cell office:value-type="float" office:value="0.005806" calcext:value-type="float">
            <text:p>0,005806</text:p>
          </table:table-cell>
          <table:table-cell table:formula="of:=[.G32]*1000" office:value-type="float" office:value="5.806" calcext:value-type="float">
            <text:p>5,806</text:p>
          </table:table-cell>
          <table:table-cell/>
          <table:table-cell office:value-type="float" office:value="0.004348" calcext:value-type="float">
            <text:p>0,004348</text:p>
          </table:table-cell>
          <table:table-cell table:formula="of:=[.J32]*1000" office:value-type="float" office:value="4.348" calcext:value-type="float">
            <text:p>4,348</text:p>
          </table:table-cell>
          <table:table-cell/>
          <table:table-cell office:value-type="float" office:value="0.003339" calcext:value-type="float">
            <text:p>0,003339</text:p>
          </table:table-cell>
          <table:table-cell table:formula="of:=[.M32]*1000" office:value-type="float" office:value="3.339" calcext:value-type="float">
            <text:p>3,339</text:p>
          </table:table-cell>
          <table:table-cell/>
          <table:table-cell office:value-type="float" office:value="0.002775" calcext:value-type="float">
            <text:p>0,002775</text:p>
          </table:table-cell>
          <table:table-cell table:formula="of:=[.P32]*1000" office:value-type="float" office:value="2.775" calcext:value-type="float">
            <text:p>2,775</text:p>
          </table:table-cell>
        </table:table-row>
        <table:table-row table:style-name="ro1">
          <table:table-cell table:number-columns-repeated="6"/>
          <table:table-cell office:value-type="float" office:value="0.006412" calcext:value-type="float">
            <text:p>0,006412</text:p>
          </table:table-cell>
          <table:table-cell table:formula="of:=[.G33]*1000" office:value-type="float" office:value="6.412" calcext:value-type="float">
            <text:p>6,412</text:p>
          </table:table-cell>
          <table:table-cell/>
          <table:table-cell office:value-type="float" office:value="0.004273" calcext:value-type="float">
            <text:p>0,004273</text:p>
          </table:table-cell>
          <table:table-cell table:formula="of:=[.J33]*1000" office:value-type="float" office:value="4.273" calcext:value-type="float">
            <text:p>4,273</text:p>
          </table:table-cell>
          <table:table-cell/>
          <table:table-cell office:value-type="float" office:value="0.003456" calcext:value-type="float">
            <text:p>0,003456</text:p>
          </table:table-cell>
          <table:table-cell table:formula="of:=[.M33]*1000" office:value-type="float" office:value="3.456" calcext:value-type="float">
            <text:p>3,456</text:p>
          </table:table-cell>
          <table:table-cell/>
          <table:table-cell office:value-type="float" office:value="0.001956" calcext:value-type="float">
            <text:p>0,001956</text:p>
          </table:table-cell>
          <table:table-cell table:formula="of:=[.P33]*1000" office:value-type="float" office:value="1.956" calcext:value-type="float">
            <text:p>1,9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29:.G33])" office:value-type="float" office:value="0.0075092" calcext:value-type="float">
            <text:p>0,0075092</text:p>
          </table:table-cell>
          <table:table-cell table:formula="of:=AVERAGE([.H29:.H33])" office:value-type="float" office:value="7.5092" calcext:value-type="float">
            <text:p>7,5092</text:p>
          </table:table-cell>
          <table:table-cell/>
          <table:table-cell table:formula="of:=AVERAGE([.J29:.J33])" office:value-type="float" office:value="0.00429" calcext:value-type="float">
            <text:p>0,00429</text:p>
          </table:table-cell>
          <table:table-cell table:formula="of:=AVERAGE([.K29:.K33])" office:value-type="float" office:value="4.29" calcext:value-type="float">
            <text:p>4,29</text:p>
          </table:table-cell>
          <table:table-cell/>
          <table:table-cell table:formula="of:=AVERAGE([.M29:.M33])" office:value-type="float" office:value="0.003042" calcext:value-type="float">
            <text:p>0,003042</text:p>
          </table:table-cell>
          <table:table-cell table:formula="of:=AVERAGE([.N29:.N33])" office:value-type="float" office:value="3.042" calcext:value-type="float">
            <text:p>3,042</text:p>
          </table:table-cell>
          <table:table-cell/>
          <table:table-cell table:formula="of:=AVERAGE([.P29:.P33])" office:value-type="float" office:value="0.0031012" calcext:value-type="float">
            <text:p>0,0031012</text:p>
          </table:table-cell>
          <table:table-cell table:formula="of:=AVERAGE([.Q29:.Q33])" office:value-type="float" office:value="3.1012" calcext:value-type="float">
            <text:p>3,10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</text:p>
          </table:table-cell>
          <table:table-cell table:formula="of:=STDEV([.G29:.G33])" office:value-type="float" office:value="0.00141089039262446" calcext:value-type="float">
            <text:p>0,001410890392624</text:p>
          </table:table-cell>
          <table:table-cell table:formula="of:=STDEV([.H29:.H33])" office:value-type="float" office:value="1.41089039262446" calcext:value-type="float">
            <text:p>1,41089039262446</text:p>
          </table:table-cell>
          <table:table-cell/>
          <table:table-cell table:formula="of:=STDEV([.J29:.J33])" office:value-type="float" office:value="0.000366434168712472" calcext:value-type="float">
            <text:p>0,000366434168712</text:p>
          </table:table-cell>
          <table:table-cell table:formula="of:=STDEV([.K29:.K33])" office:value-type="float" office:value="0.366434168712472" calcext:value-type="float">
            <text:p>0,366434168712472</text:p>
          </table:table-cell>
          <table:table-cell/>
          <table:table-cell table:formula="of:=STDEV([.M29:.M33])" office:value-type="float" office:value="0.000648347129244821" calcext:value-type="float">
            <text:p>0,000648347129245</text:p>
          </table:table-cell>
          <table:table-cell table:formula="of:=STDEV([.N29:.N33])" office:value-type="float" office:value="0.648347129244821" calcext:value-type="float">
            <text:p>0,648347129244821</text:p>
          </table:table-cell>
          <table:table-cell/>
          <table:table-cell table:formula="of:=STDEV([.P29:.P33])" office:value-type="float" office:value="0.0013690599694681" calcext:value-type="float">
            <text:p>0,001369059969468</text:p>
          </table:table-cell>
          <table:table-cell table:formula="of:=STDEV([.Q29:.Q33])" office:value-type="float" office:value="1.3690599694681" calcext:value-type="float">
            <text:p>1,369059969468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1 workers:</text:p>
          </table:table-cell>
          <table:table-cell table:number-columns-repeated="2"/>
          <table:table-cell office:value-type="string" calcext:value-type="string">
            <text:p>2 workers:</text:p>
          </table:table-cell>
          <table:table-cell table:number-columns-repeated="2"/>
          <table:table-cell office:value-type="string" calcext:value-type="string">
            <text:p>4 workers:</text:p>
          </table:table-cell>
          <table:table-cell table:number-columns-repeated="2"/>
          <table:table-cell office:value-type="string" calcext:value-type="string">
            <text:p>8 worker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512_25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liseconds</text:p>
          </table:table-cell>
        </table:table-row>
        <table:table-row table:style-name="ro1">
          <table:table-cell table:number-columns-repeated="6"/>
          <table:table-cell office:value-type="float" office:value="8.984023" calcext:value-type="float">
            <text:p>8,984023</text:p>
          </table:table-cell>
          <table:table-cell table:formula="of:=[.G40]*1000" office:value-type="float" office:value="8984.023" calcext:value-type="float">
            <text:p>8984,023</text:p>
          </table:table-cell>
          <table:table-cell/>
          <table:table-cell office:value-type="float" office:value="4.561672" calcext:value-type="float">
            <text:p>4,561672</text:p>
          </table:table-cell>
          <table:table-cell table:formula="of:=[.J40]*1000" office:value-type="float" office:value="4561.672" calcext:value-type="float">
            <text:p>4561,672</text:p>
          </table:table-cell>
          <table:table-cell/>
          <table:table-cell office:value-type="float" office:value="2.462164" calcext:value-type="float">
            <text:p>2,462164</text:p>
          </table:table-cell>
          <table:table-cell table:formula="of:=[.M40]*1000" office:value-type="float" office:value="2462.164" calcext:value-type="float">
            <text:p>2462,164</text:p>
          </table:table-cell>
          <table:table-cell/>
          <table:table-cell office:value-type="float" office:value="2.086704" calcext:value-type="float">
            <text:p>2,086704</text:p>
          </table:table-cell>
          <table:table-cell table:formula="of:=[.P40]*1000" office:value-type="float" office:value="2086.704" calcext:value-type="float">
            <text:p>2086,704</text:p>
          </table:table-cell>
        </table:table-row>
        <table:table-row table:style-name="ro1">
          <table:table-cell table:number-columns-repeated="6"/>
          <table:table-cell office:value-type="float" office:value="8.999178" calcext:value-type="float">
            <text:p>8,999178</text:p>
          </table:table-cell>
          <table:table-cell table:formula="of:=[.G41]*1000" office:value-type="float" office:value="8999.178" calcext:value-type="float">
            <text:p>8999,178</text:p>
          </table:table-cell>
          <table:table-cell/>
          <table:table-cell office:value-type="float" office:value="4.562665" calcext:value-type="float">
            <text:p>4,562665</text:p>
          </table:table-cell>
          <table:table-cell table:formula="of:=[.J41]*1000" office:value-type="float" office:value="4562.665" calcext:value-type="float">
            <text:p>4562,665</text:p>
          </table:table-cell>
          <table:table-cell/>
          <table:table-cell office:value-type="float" office:value="2.49798" calcext:value-type="float">
            <text:p>2,49798</text:p>
          </table:table-cell>
          <table:table-cell table:formula="of:=[.M41]*1000" office:value-type="float" office:value="2497.98" calcext:value-type="float">
            <text:p>2497,98</text:p>
          </table:table-cell>
          <table:table-cell/>
          <table:table-cell office:value-type="float" office:value="2.050284" calcext:value-type="float">
            <text:p>2,050284</text:p>
          </table:table-cell>
          <table:table-cell table:formula="of:=[.P41]*1000" office:value-type="float" office:value="2050.284" calcext:value-type="float">
            <text:p>2050,284</text:p>
          </table:table-cell>
        </table:table-row>
        <table:table-row table:style-name="ro1">
          <table:table-cell table:number-columns-repeated="6"/>
          <table:table-cell office:value-type="float" office:value="9.018386" calcext:value-type="float">
            <text:p>9,018386</text:p>
          </table:table-cell>
          <table:table-cell table:formula="of:=[.G42]*1000" office:value-type="float" office:value="9018.386" calcext:value-type="float">
            <text:p>9018,386</text:p>
          </table:table-cell>
          <table:table-cell/>
          <table:table-cell office:value-type="float" office:value="4.556727" calcext:value-type="float">
            <text:p>4,556727</text:p>
          </table:table-cell>
          <table:table-cell table:formula="of:=[.J42]*1000" office:value-type="float" office:value="4556.727" calcext:value-type="float">
            <text:p>4556,727</text:p>
          </table:table-cell>
          <table:table-cell/>
          <table:table-cell office:value-type="float" office:value="2.384669" calcext:value-type="float">
            <text:p>2,384669</text:p>
          </table:table-cell>
          <table:table-cell table:formula="of:=[.M42]*1000" office:value-type="float" office:value="2384.669" calcext:value-type="float">
            <text:p>2384,669</text:p>
          </table:table-cell>
          <table:table-cell/>
          <table:table-cell office:value-type="float" office:value="2.111693" calcext:value-type="float">
            <text:p>2,111693</text:p>
          </table:table-cell>
          <table:table-cell table:formula="of:=[.P42]*1000" office:value-type="float" office:value="2111.693" calcext:value-type="float">
            <text:p>2111,693</text:p>
          </table:table-cell>
        </table:table-row>
        <table:table-row table:style-name="ro1">
          <table:table-cell table:number-columns-repeated="6"/>
          <table:table-cell office:value-type="float" office:value="8.969719" calcext:value-type="float">
            <text:p>8,969719</text:p>
          </table:table-cell>
          <table:table-cell table:formula="of:=[.G43]*1000" office:value-type="float" office:value="8969.719" calcext:value-type="float">
            <text:p>8969,719</text:p>
          </table:table-cell>
          <table:table-cell/>
          <table:table-cell office:value-type="float" office:value="4.558758" calcext:value-type="float">
            <text:p>4,558758</text:p>
          </table:table-cell>
          <table:table-cell table:formula="of:=[.J43]*1000" office:value-type="float" office:value="4558.758" calcext:value-type="float">
            <text:p>4558,758</text:p>
          </table:table-cell>
          <table:table-cell/>
          <table:table-cell office:value-type="float" office:value="2.431521" calcext:value-type="float">
            <text:p>2,431521</text:p>
          </table:table-cell>
          <table:table-cell table:formula="of:=[.M43]*1000" office:value-type="float" office:value="2431.521" calcext:value-type="float">
            <text:p>2431,521</text:p>
          </table:table-cell>
          <table:table-cell/>
          <table:table-cell office:value-type="float" office:value="2.061073" calcext:value-type="float">
            <text:p>2,061073</text:p>
          </table:table-cell>
          <table:table-cell table:formula="of:=[.P43]*1000" office:value-type="float" office:value="2061.073" calcext:value-type="float">
            <text:p>2061,073</text:p>
          </table:table-cell>
        </table:table-row>
        <table:table-row table:style-name="ro1">
          <table:table-cell table:number-columns-repeated="6"/>
          <table:table-cell office:value-type="float" office:value="8.984642" calcext:value-type="float">
            <text:p>8,984642</text:p>
          </table:table-cell>
          <table:table-cell table:formula="of:=[.G44]*1000" office:value-type="float" office:value="8984.642" calcext:value-type="float">
            <text:p>8984,642</text:p>
          </table:table-cell>
          <table:table-cell/>
          <table:table-cell office:value-type="float" office:value="4.589785" calcext:value-type="float">
            <text:p>4,589785</text:p>
          </table:table-cell>
          <table:table-cell table:formula="of:=[.J44]*1000" office:value-type="float" office:value="4589.785" calcext:value-type="float">
            <text:p>4589,785</text:p>
          </table:table-cell>
          <table:table-cell/>
          <table:table-cell office:value-type="float" office:value="2.476032" calcext:value-type="float">
            <text:p>2,476032</text:p>
          </table:table-cell>
          <table:table-cell table:formula="of:=[.M44]*1000" office:value-type="float" office:value="2476.032" calcext:value-type="float">
            <text:p>2476,032</text:p>
          </table:table-cell>
          <table:table-cell/>
          <table:table-cell office:value-type="float" office:value="2.072765" calcext:value-type="float">
            <text:p>2,072765</text:p>
          </table:table-cell>
          <table:table-cell table:formula="of:=[.P44]*1000" office:value-type="float" office:value="2072.765" calcext:value-type="float">
            <text:p>2072,7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40:.G44])" office:value-type="float" office:value="8.9911896" calcext:value-type="float">
            <text:p>8,9911896</text:p>
          </table:table-cell>
          <table:table-cell table:formula="of:=AVERAGE([.H40:.H44])" office:value-type="float" office:value="8991.1896" calcext:value-type="float">
            <text:p>8991,1896</text:p>
          </table:table-cell>
          <table:table-cell/>
          <table:table-cell table:formula="of:=AVERAGE([.J40:.J44])" office:value-type="float" office:value="4.5659214" calcext:value-type="float">
            <text:p>4,5659214</text:p>
          </table:table-cell>
          <table:table-cell table:formula="of:=AVERAGE([.K40:.K44])" office:value-type="float" office:value="4565.9214" calcext:value-type="float">
            <text:p>4565,9214</text:p>
          </table:table-cell>
          <table:table-cell/>
          <table:table-cell table:formula="of:=AVERAGE([.M40:.M44])" office:value-type="float" office:value="2.4504732" calcext:value-type="float">
            <text:p>2,4504732</text:p>
          </table:table-cell>
          <table:table-cell table:formula="of:=AVERAGE([.N40:.N44])" office:value-type="float" office:value="2450.4732" calcext:value-type="float">
            <text:p>2450,4732</text:p>
          </table:table-cell>
          <table:table-cell/>
          <table:table-cell table:formula="of:=AVERAGE([.P40:.P44])" office:value-type="float" office:value="2.0765038" calcext:value-type="float">
            <text:p>2,0765038</text:p>
          </table:table-cell>
          <table:table-cell table:formula="of:=AVERAGE([.Q40:.Q44])" office:value-type="float" office:value="2076.5038" calcext:value-type="float">
            <text:p>2076,50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ndard deviation</text:p>
          </table:table-cell>
          <table:table-cell table:formula="of:=STDEV([.G40:.G44])" office:value-type="float" office:value="0.0184301152546587" calcext:value-type="float">
            <text:p>0,018430115254659</text:p>
          </table:table-cell>
          <table:table-cell table:formula="of:=STDEV([.H40:.H44])" office:value-type="float" office:value="18.4301152546589" calcext:value-type="float">
            <text:p>18,4301152546589</text:p>
          </table:table-cell>
          <table:table-cell/>
          <table:table-cell table:formula="of:=STDEV([.J40:.J44])" office:value-type="float" office:value="0.0135460717294719" calcext:value-type="float">
            <text:p>0,013546071729472</text:p>
          </table:table-cell>
          <table:table-cell table:formula="of:=STDEV([.K40:.K44])" office:value-type="float" office:value="13.5460717294718" calcext:value-type="float">
            <text:p>13,5460717294718</text:p>
          </table:table-cell>
          <table:table-cell/>
          <table:table-cell table:formula="of:=STDEV([.M40:.M44])" office:value-type="float" office:value="0.0439778402459693" calcext:value-type="float">
            <text:p>0,043977840245969</text:p>
          </table:table-cell>
          <table:table-cell table:formula="of:=STDEV([.N40:.N44])" office:value-type="float" office:value="43.9778402459692" calcext:value-type="float">
            <text:p>43,9778402459692</text:p>
          </table:table-cell>
          <table:table-cell/>
          <table:table-cell table:formula="of:=STDEV([.P40:.P44])" office:value-type="float" office:value="0.023884566161017" calcext:value-type="float">
            <text:p>0,023884566161017</text:p>
          </table:table-cell>
          <table:table-cell table:formula="of:=STDEV([.Q40:.Q44])" office:value-type="float" office:value="23.884566161017" calcext:value-type="float">
            <text:p>23,884566161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-00-0000</text:date>, <text:time style:data-style-name="N2" text:time-value="21:27:51.63919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6:06:34.781861322</meta:creation-date>
    <meta:generator>LibreOffice/6.4.7.2$Linux_X86_64 LibreOffice_project/40$Build-2</meta:generator>
    <dc:date>2022-04-24T21:58:03.386183502</dc:date>
    <meta:editing-duration>PT1H12M33S</meta:editing-duration>
    <meta:editing-cycles>8</meta:editing-cycles>
    <meta:document-statistic meta:table-count="1" meta:cell-count="286" meta:object-count="0"/>
  </office:meta>
</office:document-meta>
</file>